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1" svg:font-family="'Proxima Nova'"/>
    <style:font-face style:name="Arial" svg:font-family="Arial" style:font-family-generic="roman" style:font-pitch="variable"/>
    <style:font-face style:name="Avenir" svg:font-family="Avenir"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2" svg:font-family="'Proxima Nova'"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tyle="italic" style:font-style-asian="italic" fo:background-color="#ffffff"/>
    </style:style>
    <style:style style:name="P4" style:family="paragraph" style:parent-style-name="Standard">
      <style:text-properties fo:font-size="10.5pt" style:font-size-asian="10.5pt" style:font-size-complex="10.5pt" fo:background-color="#ffffff"/>
    </style:style>
    <style:style style:name="P5" style:family="paragraph" style:parent-style-name="Standard">
      <style:text-properties fo:background-color="#ffffff"/>
    </style:style>
    <style:style style:name="P6" style:family="paragraph" style:parent-style-name="Standard" style:list-style-name="WWNum1">
      <style:paragraph-properties fo:margin-left="0.5in" fo:margin-right="0in" fo:orphans="0" fo:widows="0"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1" style:family="paragraph" style:parent-style-name="Standard">
      <loext:graphic-properties draw:fill="solid" draw:fill-color="#ffffff"/>
      <style:paragraph-properties fo:margin-top="0in" fo:margin-bottom="0.1665in" loext:contextual-spacing="false" fo:line-height="100%" fo:background-color="#ffffff" fo:padding="0in" fo:border="none"/>
    </style:style>
    <style:style style:name="P12" style:family="paragraph" style:parent-style-name="Heading_20_1" style:master-page-name="Standard">
      <style:paragraph-properties style:page-number="1"/>
    </style:style>
    <style:style style:name="T1" style:family="text">
      <style:text-properties style:font-name="Avenir" style:font-name-asian="Avenir1" style:font-name-complex="Avenir1"/>
    </style:style>
    <style:style style:name="T2" style:family="text">
      <style:text-properties style:font-name="Avenir" fo:font-weight="bold" style:font-name-asian="Avenir1" style:font-weight-asian="bold" style:font-name-complex="Avenir1"/>
    </style:style>
    <style:style style:name="T3" style:family="text">
      <style:text-properties fo:color="#000000" style:font-name="Arial" fo:font-size="11pt" style:font-name-asian="Arial1" style:font-size-asian="11pt" style:font-name-complex="Arial1" style:font-size-complex="11pt"/>
    </style:style>
    <style:style style:name="T4" style:family="text">
      <style:text-properties fo:color="#000000" style:font-name="Avenir" fo:font-size="11pt" style:font-name-asian="Avenir1" style:font-size-asian="11pt" style:font-name-complex="Avenir1" style:font-size-complex="11pt"/>
    </style:style>
    <style:style style:name="T5" style:family="text">
      <style:text-properties fo:color="#1155cc" style:font-name="Avenir" style:text-underline-style="solid" style:text-underline-width="auto" style:text-underline-color="font-color" style:font-name-asian="Avenir1" style:font-name-complex="Avenir1"/>
    </style:style>
    <style:style style:name="T6" style:family="text">
      <style:text-properties fo:color="#1155cc" style:font-name="Avenir" style:text-underline-style="solid" style:text-underline-width="auto" style:text-underline-color="font-color" fo:font-weight="bold" style:font-name-asian="Avenir1" style:font-weight-asian="bold" style:font-name-complex="Avenir1"/>
    </style:style>
    <style:style style:name="T7" style:family="text">
      <style:text-properties fo:color="#445277" style:font-name="Avenir" style:text-underline-style="solid" style:text-underline-width="auto" style:text-underline-color="font-color" style:font-name-asian="Avenir1" style:font-name-complex="Avenir1"/>
    </style:style>
    <style:style style:name="T8" style:family="text">
      <style:text-properties fo:color="#1a1a1a" style:font-name="Georgia" fo:font-size="13pt" fo:font-weight="bold" style:font-name-asian="Georgia1" style:font-size-asian="13pt" style:font-weight-asian="bold" style:font-name-complex="Georgia1" style:font-size-complex="13pt" fo:background-color="#ffffff"/>
    </style:style>
    <style:style style:name="T9" style:family="text">
      <style:text-properties fo:color="#1a1a1a" style:font-name="Georgia" fo:font-size="17pt" fo:font-weight="bold" style:font-name-asian="Georgia1" style:font-size-asian="17pt" style:font-weight-asian="bold" style:font-name-complex="Georgia1" style:font-size-complex="17pt" fo:background-color="#ffffff"/>
    </style:style>
    <style:style style:name="T10" style:family="text">
      <style:text-properties fo:color="#1a1a1a" style:font-name="Georgia" fo:font-size="15pt" fo:font-weight="bold" style:font-name-asian="Georgia1" style:font-size-asian="15pt" style:font-weight-asian="bold" style:font-name-complex="Georgia1" style:font-size-complex="15pt" fo:background-color="#ffffff"/>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style>
    <style:style style:name="T13" style:family="text">
      <style:text-properties fo:font-size="10pt" fo:font-weight="bold" style:font-size-asian="10pt" style:font-weight-asian="bold" style:font-size-complex="10pt"/>
    </style:style>
    <style:style style:name="T14" style:family="text">
      <style:text-properties fo:color="#202729" style:font-name="Proxima Nova" fo:font-size="23pt" fo:font-weight="bold" style:font-name-asian="Proxima Nova2" style:font-size-asian="23pt" style:font-weight-asian="bold" style:font-name-complex="Proxima Nova2" style:font-size-complex="23pt"/>
    </style:style>
    <style:style style:name="T15" style:family="text">
      <style:text-properties fo:color="#202729" style:font-name="Proxima Nova" fo:font-size="11pt" fo:font-weight="bold" style:font-name-asian="Proxima Nova2" style:font-size-asian="11pt" style:font-weight-asian="bold" style:font-name-complex="Proxima Nova2" style:font-size-complex="11pt"/>
    </style:style>
    <style:style style:name="T16" style:family="text">
      <style:text-properties fo:font-size="24.5pt" fo:font-weight="bold" style:font-size-asian="24.5pt" style:font-weight-asian="bold" style:font-size-complex="24.5pt" fo:background-color="#ffffff"/>
    </style:style>
    <style:style style:name="T17" style:family="text">
      <style:text-properties fo:font-size="11pt" style:font-size-asian="11pt" style:font-size-complex="11pt"/>
    </style:style>
    <style:style style:name="T18" style:family="text">
      <style:text-properties fo:font-style="italic" style:font-style-asian="italic" fo:background-color="#ffffff"/>
    </style:style>
    <style:style style:name="T19" style:family="text">
      <style:text-properties fo:color="#3f51b5" fo:font-style="italic" style:font-style-asian="italic" fo:background-color="#ffffff"/>
    </style:style>
    <style:style style:name="T20" style:family="text">
      <style:text-properties fo:color="#3f51b5" fo:font-size="10.5pt" fo:font-weight="bold" style:font-size-asian="10.5pt" style:font-weight-asian="bold" style:font-size-complex="10.5pt" fo:background-color="#ffffff"/>
    </style:style>
    <style:style style:name="T21" style:family="text">
      <style:text-properties fo:font-size="10.5pt" style:font-size-asian="10.5pt" style:font-size-complex="10.5pt" fo:background-color="#ffffff"/>
    </style:style>
    <style:style style:name="T22" style:family="text">
      <style:text-properties fo:font-size="10.5pt" fo:font-weight="bold" style:font-size-asian="10.5pt" style:font-weight-asian="bold" style:font-size-complex="10.5pt" fo:background-color="#ffffff"/>
    </style:style>
    <style:style style:name="T23" style:family="text">
      <style:text-properties fo:background-color="#ffffff"/>
    </style:style>
    <style:style style:name="T24" style:family="text">
      <style:text-properties fo:font-size="13.5pt" fo:font-weight="bold" style:font-size-asian="13.5pt" style:font-weight-asian="bold" style:font-size-complex="13.5pt" fo:background-color="#ffffff"/>
    </style:style>
    <style:style style:name="T2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n5q1jh6j9jhu"/>Will AI kill us all?</text:p>
      <text:p text:style-name="P1"/>
      <text:p text:style-name="Heading_20_2"><text:bookmark text:name="_8xuid01a8fj8"/>Slide 1: OP</text:p>
      <text:p text:style-name="Standard"/>
      <text:p text:style-name="Standard"/>
      <text:list xml:id="list2179885346" text:style-name="WWNum1">
        <text:list-item>
          <text:p text:style-name="P6"><text:span text:style-name="T1">We have spent a ton of time trying to strategically pick the causes where money can do the most good. We think choosing causes is probably the most important decision a philanthropist makes.</text:span></text:p>
        </text:list-item>
        <text:list-item>
          <text:p text:style-name="P6"><text:span text:style-name="T1">Our </text:span><text:a xlink:type="simple" xlink:href="https://www.openphilanthropy.org/research/cause-selection#Exploring_potential_focus_areas" text:style-name="ListLabel_20_28" text:visited-style-name="ListLabel_20_28"><text:span text:style-name="T5">three big criteria</text:span></text:a><text:span text:style-name="T1"> for doing so are </text:span><text:span text:style-name="T2">importance, neglectedness, and tractability</text:span><text:span text:style-name="T1">.</text:span></text:p>
        </text:list-item>
        <text:list-item>
          <text:p text:style-name="P6"><text:span text:style-name="T1">We’re </text:span><text:span text:style-name="T2">analytical</text:span><text:span text:style-name="T1"> </text:span><text:span text:style-name="T2">in choosing the best opportunities within those causes</text:span><text:span text:style-name="T1">. We’re always trying to find the most cost-effective options, whether in advocacy, scientific research, or global health. </text:span></text:p>
        </text:list-item>
        <text:list-item>
          <text:p text:style-name="P6"><text:span text:style-name="T1">We’re risk-tolerant but not risk-loving. We are happy funding nine ambitious things that go nowhere if the tenth is a really huge win. This </text:span><text:a xlink:type="simple" xlink:href="https://www.openphilanthropy.org/blog/hits-based-giving" text:style-name="ListLabel_20_29" text:visited-style-name="ListLabel_20_29"><text:span text:style-name="T6">hits-based</text:span></text:a><text:span text:style-name="T2">, venture capital-like model </text:span><text:span text:style-name="T1">informs our work on scientific research, bioterrorism, climate change, advanced AI, and some policy causes.</text:span></text:p>
        </text:list-item>
        <text:list-item>
          <text:p text:style-name="P6"><text:span text:style-name="T1">We’re also happy to do low-risk things when we think they’re a great bang for the buck. We spun out of GiveWell, which does in-depth research on evidence-based global health programs like bednets to prevent the spread of malaria. Historically, we’ve been the biggest backers of GiveWell’s recommended charities.</text:span></text:p>
        </text:list-item>
        <text:list-item>
          <text:p text:style-name="P6"><text:span text:style-name="T1">The common thread through all of our work is that we want to </text:span><text:span text:style-name="T2">maximize the expected value</text:span><text:span text:style-name="T1"> of the good we accomplish.</text:span></text:p>
        </text:list-item>
        <text:list-item>
          <text:p text:style-name="P6"><text:span text:style-name="T1">There’s a group of people who call themselves “effective altruists” that focus on a lot of the same goals. We’re generally aligned with them. </text:span></text:p>
        </text:list-item>
      </text:list>
      <text:p text:style-name="Heading_20_2"><text:bookmark text:name="_tmi8c82giz9w"/>Slide 2: OP</text:p>
      <text:p text:style-name="Standard"/>
      <text:p text:style-name="P11"><text:span text:style-name="T1">[2016] We’re </text:span><text:a xlink:type="simple" xlink:href="https://www.openphilanthropy.org/research/our-progress-in-2015-and-plans-for-2016/" text:style-name="ListLabel_20_30" text:visited-style-name="ListLabel_20_30"><text:span text:style-name="T7">planning</text:span></text:a><text:span text:style-name="T1"> to make </text:span><text:a xlink:type="simple" xlink:href="https://www.openphilanthropy.org/focus/potential-risks-advanced-ai/" text:style-name="ListLabel_20_30" text:visited-style-name="ListLabel_20_30"><text:span text:style-name="T7">potential risks from artificial intelligence</text:span></text:a><text:span text:style-name="T1"> a major priority this year. We feel this cause presents an outstanding philanthropic opportunity — with extremely high importance, high neglectedness, and reasonable tractability (</text:span><text:a xlink:type="simple" xlink:href="https://www.openphilanthropy.org/focus/" text:style-name="ListLabel_20_30" text:visited-style-name="ListLabel_20_30"><text:span text:style-name="T7">our three criteria for causes</text:span></text:a><text:span text:style-name="T1">) — for someone in our position. We believe that the faster we can get fully up to speed on key issues and explore the opportunities we currently see, the faster we can lay the groundwork for informed, effective giving both this year and in the future.</text:span></text:p>
      <text:p text:style-name="P11"><text:span text:style-name="T1">With all of this in mind, we’re placing a larger “bet” on this cause, this year, than we are placing even on other </text:span><text:a xlink:type="simple" xlink:href="https://www.openphilanthropy.org/focus/" text:style-name="ListLabel_20_30" text:visited-style-name="ListLabel_20_30"><text:span text:style-name="T7">focus areas</text:span></text:a><text:span text:style-name="T1"> — not necessarily in terms of funding (we aren’t sure we’ll identify very large funding opportunities this year, and are more focused on laying the groundwork for future years), but in terms of senior staff time, which at this point is a scarcer resource for us. Consistent with our </text:span><text:a xlink:type="simple" xlink:href="https://www.openphilanthropy.org/research/hits-based-giving/" text:style-name="ListLabel_20_30" text:visited-style-name="ListLabel_20_30"><text:span text:style-name="T7">philosophy of hits-based giving</text:span></text:a><text:span text:style-name="T1">, we are doing this not because we have confidence in how the future will play out and how we can impact it, but because we see a risk worth taking.</text:span></text:p>
      <text:p text:style-name="Heading_20_2"><text:bookmark text:name="_vf8m57hrfgbq"/>Slide 3 : <text:span text:style-name="T8">We're currently living through the fastest-growing time in history.</text:span></text:p>
      <text:list xml:id="list3389137653" text:style-name="WWNum2">
        <text:list-item>
          <text:p text:style-name="P8"><text:span text:style-name="T11">The last few millions of years - with the start of our species - have been more eventful than the previous several billion.</text:span></text:p>
        </text:list-item>
        <text:list-item>
          <text:p text:style-name="P9"><text:span text:style-name="T11">The last few hundred years have been more eventful than the previous several million.</text:span></text:p>
        </text:list-item>
        <text:list-item>
          <text:p text:style-name="P10"><text:span text:style-name="T11">If we see another accelerator (as Holden thinks AI could be), the next few decades could be the most eventful of all.</text:span></text:p>
        </text:list-item>
      </text:list>
      <text:p text:style-name="Standard"><text:span text:style-name="T11">Given the times we live in, we need to be open to possible ways in which the world could change quickly and radically. Ideally, we'd be a bit </text:span><text:span text:style-name="T12">over</text:span><text:span text:style-name="T11">-attentive to such things, like putting safety first when driving. But today, such possibilities get little attention.</text:span></text:p>
      <text:p text:style-name="P2"/>
      <text:p text:style-name="Heading_20_2"><text:bookmark text:name="_2fnuky83q5ow"/>Slide 4: <text:span text:style-name="T9">The long-run future could come much faster than we think</text:span></text:p>
      <text:p text:style-name="Standard"/>
      <text:p text:style-name="Standard"><text:span text:style-name="T11">Standard economic growth models imply that </text:span><text:span text:style-name="T13">any technology that could fully automate innovation would cause an "economic singularity":</text:span><text:span text:style-name="T11"> productivity going to infinity this century. This is because it would create a powerful feedback loop: more resources -&gt; more ideas and innovation -&gt; more resources -&gt; more ideas and innovation …</text:span></text:p>
      <text:p text:style-name="P2"><text:soft-page-break/></text:p>
      <text:p text:style-name="Standard"><text:span text:style-name="T11">But in the "demographic transition" a couple hundred years ago, the "more resources -&gt; more people" step of that loop stopped. Population growth leveled off, and more resources led to richer people instead of more people.</text:span></text:p>
      <text:p text:style-name="P2"/>
      <text:p text:style-name="Heading_20_2"><text:bookmark text:name="_luyxt8flizb6"/>Slide 5: <text:span text:style-name="T10">Possible future: more resources -&gt; more AIs -&gt; more ideas -&gt; more resources ...</text:span></text:p>
      <text:p text:style-name="Standard"><text:span text:style-name="T11">The feedback loop could come back if some other technology restored the "more resources -&gt; more ideas" dynamic. One such technology could be the right kind of AI: what Holden calls PASTA, or Process for Automating Scientific and Technological Advancement.</text:span></text:p>
      <text:p text:style-name="P2"/>
      <text:p text:style-name="Standard"><text:span text:style-name="T11">That means that </text:span><text:span text:style-name="T13">our radical long-run future could be upon us very fast </text:span><text:span text:style-name="T11">after PASTA is developed (if it ever is).</text:span></text:p>
      <text:p text:style-name="P2"/>
      <text:p text:style-name="Standard"><text:span text:style-name="T11">It also means that if PASTA systems are </text:span><text:span text:style-name="T12">misaligned </text:span><text:span text:style-name="T11">- pursuing their own non-human-compatible objectives - things could very quickly go sideways.</text:span></text:p>
      <text:p text:style-name="P2"/>
      <text:p text:style-name="Standard"><text:span text:style-name="T11">It's not controversial to say a highly general AI system, such as PASTA, would be momentous. The question is, when (if ever) will such a thing exist?</text:span></text:p>
      <text:p text:style-name="P2"/>
      <text:p text:style-name="Standard"><text:span text:style-name="T11">Over the last few years, a team at Open Philanthropy has investigated this question from multiple angles.</text:span></text:p>
      <text:p text:style-name="P2"/>
      <text:p text:style-name="Standard"><text:span text:style-name="T11">This method's predictions are in line with the latest survey of AI researchers: something like PASTA is more likely than not this century.</text:span></text:p>
      <text:p text:style-name="P2"/>
      <text:p text:style-name="Standard"><text:span text:style-name="T11">One challenge for these forecasts: there's </text:span><text:span text:style-name="T13">no "field of AI forecasting" </text:span><text:span text:style-name="T11">and no expert consensus comparable to the one around climate change.</text:span></text:p>
      <text:p text:style-name="P2"/>
      <text:p text:style-name="Standard"><text:span text:style-name="T11">It's hard to be confident when the discussions around these topics are small and limited. But I think we should take the "most important century" hypothesis seriously based on what we know now, until and unless a "field of AI forecasting" develops.</text:span></text:p>
      <text:p text:style-name="Standard"/>
      <text:p text:style-name="Heading_20_2"><text:bookmark text:name="_poyxzvdrs6uj"/>Slide 6 : <text:span text:style-name="T14">Transformative Artificial Intelligence timelines</text:span></text:p>
      <text:p text:style-name="Standard"/>
      <text:p text:style-name="Standard">Over the last few years, we have seen many attempts to quantitatively forecast the arrival of transformative and/or general Artificial Intelligence (TAI/AGI) using very different methodologies and assumptions. </text:p>
      <text:p text:style-name="Standard"/>
      <text:p text:style-name="Standard">Model-based forecasts involve specifying an explicit model for TAI/AGI arrival dates and estimating parameters. They can loosely be divided up into “inside-view” and “outside-view” models, with the former taking into account more granular data on, e.g., compute and algorithmic progress, and the latter focusing on more big-picture base-rates. </text:p>
      <text:p text:style-name="Standard"/>
      <text:p text:style-name="Standard"><text:soft-page-break/>The inside-view model the Epoch team found most compelling is Ajeya Cotra’s “Forecasting TAI with biological anchors”, where she predicts an 8% probability of TAI/AGI by 2030.</text:p>
      <text:p text:style-name="Standard"/>
      <text:p text:style-name="Standard">Judgment-based forecasts are subjective timelines in which predictions are given by an individual or group of individuals without an explicit model. Here Epoch team highlights Samotsvety- <text:s/>a team of forecasters selected for strong performance on Metaculus and various forecasting contests. Their predictions of TAI/AGI is 28% by 2030.</text:p>
      <text:p text:style-name="Standard"/>
      <text:p text:style-name="Heading_20_2"><text:bookmark text:name="_2c7t1u8o38kx"/></text:p>
      <text:p text:style-name="Heading_20_2"><text:bookmark text:name="_x991nc5bxdoc"/>Slide 7 : <text:span text:style-name="T16">The alignment problem from a deep learning perspective</text:span></text:p>
      <text:p text:style-name="Standard"/>
      <text:p text:style-name="Standard">Richard Ngo, Lawrence Chan, and Sören Mindermann outline the case for worrying about deception and power-seeking tendencies in future AI systems. They ground the analysis of large-scale risks from misaligned AGI in the deep learning literature. Where they argue that if AGI-level policies are trained using a currently-popular set of techniques, those policies may learn to reward hack in situationally-aware ways, develop misaligned internally-represented goals (in part caused by reward hacking), then carry out undesirable power-seeking behavior in pursuit of them. While they ground their arguments in the deep learning literature, some caution is deserved since many of their concepts remain abstract and informal. This paper, however, constitutes a much-needed starting point that they hope will spur further analysis. Future work could formalize or empirically test their hypotheses, or extend the analysis to other possible training settings (such as lifelong learning), possible solution approaches, or combinations of deep learning with other paradigms. Reasoning about these topics is difficult, but the stakes are sufficiently high not to disregard or postpone the work.</text:p>
      <text:p text:style-name="Standard"/>
      <text:p text:style-name="Heading_20_2"><text:bookmark text:name="_rj9rvoydqasq"/>Slide 8 : <text:span text:style-name="T15">Without specific countermeasures, the easiest path to transformative AI likely leads to AI takeover</text:span></text:p>
      <text:p text:style-name="Standard"/>
      <text:p text:style-name="Standard">HFDT: <text:span text:style-name="T18">Train a powerful </text:span><text:a xlink:type="simple" xlink:href="https://www.cold-takes.com/supplement-to-why-ai-alignment-could-be-hard/#deep-neural-networks" text:style-name="ListLabel_20_31" text:visited-style-name="ListLabel_20_31"><text:span text:style-name="T19">neural network</text:span></text:a><text:span text:style-name="T18"> model to simultaneously master a wide variety of challenging tasks (e.g. software development, novel-writing, game play, forecasting, etc) by using reinforcement learning on </text:span><text:a xlink:type="simple" xlink:href="https://cdn.openai.com/papers/Training_language_models_to_follow_instructions_with_human_feedback.pdf" text:style-name="ListLabel_20_31" text:visited-style-name="ListLabel_20_31"><text:span text:style-name="T19">human feedback</text:span></text:a><text:span text:style-name="T18"> and other metrics of performance.</text:span></text:p>
      <text:p text:style-name="P3"/>
      <text:p text:style-name="Standard"><text:span text:style-name="T21">Unfortunately, </text:span><text:span text:style-name="T22">I think that if AI companies race forward training increasingly powerful models using HFDT, this is likely to eventually lead to a </text:span><text:a xlink:type="simple" xlink:href="https://www.cold-takes.com/ai-could-defeat-all-of-us-combined/" text:style-name="ListLabel_20_32" text:visited-style-name="ListLabel_20_32"><text:span text:style-name="T20">full-blown AI takeover</text:span></text:a><text:span text:style-name="T21"> </text:span><text:span text:style-name="T22">(i.e. a possibly </text:span><text:a xlink:type="simple" xlink:href="https://www.slowboring.com/p/the-case-for-terminator-analogies?s=r" text:style-name="ListLabel_20_32" text:visited-style-name="ListLabel_20_32"><text:span text:style-name="T20">violent uprising or coup</text:span></text:a><text:span text:style-name="T22"> by AI systems)</text:span><text:span text:style-name="T21">. I don’t think this is a certainty, but it looks like the best-guess default absent specific efforts to prevent it.</text:span></text:p>
      <text:p text:style-name="P4"/>
      <text:p text:style-name="Standard"><text:span text:style-name="T23">More specifically, she argues in this post that humanity is more likely than not to be taken over by misaligned AI if the following three simplifying assumptions all hold:</text:span></text:p>
      <text:p text:style-name="P5"/>
      <text:p text:style-name="Heading_20_2"><text:bookmark text:name="_peqa6hc57z4"/>Slide 7 : <text:span text:style-name="T24">What would happen without preventive measures beyond basic and obvious ones</text:span></text:p>
      <text:p text:style-name="Standard"/>
      <text:p text:style-name="Standard">I think it’s urgent for AI companies aiming at building powerful general models to engage with the argument that the “path of least resistance” seems like it would end in AI takeover. If this argument has merit, ML researchers should get on the same page about that, so they can collectively start asking questions like:</text:p>
      <text:p text:style-name="Standard"/>
      <text:list xml:id="list4164149774" text:style-name="WWNum3">
        <text:list-item>
          <text:p text:style-name="P7">What training strategies could we develop to which these arguments don’t apply? Are they similarly practical and realistic, or are they more difficult / more costly / less efficient than the most straightforward path? </text:p>
        </text:list-item>
        <text:list-item>
          <text:p text:style-name="P7">What could we observe that should make us worried about AI takeover soon? </text:p>
        </text:list-item>
        <text:list-item>
          <text:p text:style-name="P7">Are people on the same page about those observations, or do some people think observing X should be actively comforting while others think it should be actively alarming?</text:p>
        </text:list-item>
        <text:list-item>
          <text:p text:style-name="P7">If there’s disagreement about what a certain observation should mean, are there <text:s/>tests we could perform to get at that disagreement? </text:p>
        </text:list-item>
        <text:list-item>
          <text:p text:style-name="P7">If we see signs to suggest that takeover is likely soon, and we haven’t gotten much more insight or clarity into the problem / haven’t developed any fundamentally new techniques, what actions could we take to buy time and/or reduce the odds of a takeover? (A future blog post series by Holden Karnofsky takes a stab at this question.)</text:p>
        </text:list-item>
        <text:list-item>
          <text:p text:style-name="P7"><text:soft-page-break/>If we’re attempting to align our models, what tests could we realistically perform that should actually make us feel safer even if our models are highly intelligent and may be actively attempting to game the outcomes of the test? Are any such tests practical? </text:p>
        </text:list-item>
        <text:list-item>
          <text:p text:style-name="P7">Perhaps most importantly -- How would we know if it’s time to halt or slow AI development, and how would we do that?</text:p>
        </text:list-item>
        <text:list-item>
          <text:p text:style-name="P7">A number of ML researchers I know (including those working in companies aiming to develop transformative AI) are highly sympathetic to these arguments, and are working on developing and testing better training strategies specifically to reduce the risk of an AI takeover. But I think it is important for more people to get on the same page about the critical need for this research to progress, and the danger of deploying very powerful ML models while potentially-safer training techniques remain under-developed relative to the techniques required for baseline HFD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1" svg:font-family="'Proxima Nova'"/>
    <style:font-face style:name="Arial" svg:font-family="Arial" style:font-family-generic="roman" style:font-pitch="variable"/>
    <style:font-face style:name="Avenir" svg:font-family="Avenir"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2"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variant="normal" fo:text-transform="none" fo:color="#616161" style:text-line-through-style="none" style:text-line-through-type="none" style:text-position="0% 100%" style:font-name="Avenir" fo:font-family="Avenir" style:font-family-generic="roman" style:font-pitch="variable" fo:font-size="11pt" fo:font-style="normal" style:text-underline-style="none" fo:font-weight="normal" style:font-name-asian="Proxima Nova2" style:font-family-asian="'Proxima Nova'" style:font-family-generic-asian="system" style:font-pitch-asian="variable" style:font-size-asian="18pt" style:font-style-asian="normal" style:font-weight-asian="normal" style:font-name-complex="Proxima Nova2" style:font-family-complex="'Proxima Nova'" style:font-family-generic-complex="system" style:font-pitch-complex="variable" style:font-size-complex="18pt"/>
    </style:style>
    <style:style style:name="ListLabel_20_2" style:display-name="ListLabel 2"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3" style:display-name="ListLabel 3"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4" style:display-name="ListLabel 4"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5" style:display-name="ListLabel 5"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6" style:display-name="ListLabel 6"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7" style:display-name="ListLabel 7"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8" style:display-name="ListLabel 8"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9" style:display-name="ListLabel 9" style:family="text">
      <style:text-properties fo:font-variant="normal" fo:text-transform="none" fo:color="#616161" style:text-line-through-style="none" style:text-line-through-type="none" style:text-position="0% 100%" fo:font-size="14pt" fo:font-style="normal" style:text-underline-style="none" fo:font-weight="normal" style:font-name-asian="Proxima Nova2" style:font-family-asian="'Proxima Nova'" style:font-family-generic-asian="system" style:font-pitch-asian="variable" style:font-size-asian="14pt" style:font-style-asian="normal" style:font-weight-asian="normal" style:font-name-complex="Proxima Nova2" style:font-family-complex="'Proxima Nova'" style:font-family-generic-complex="system" style:font-pitch-complex="variable" style:font-size-complex="14pt"/>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Avenir" fo:font-family="Avenir" style:font-family-generic="roman" style:font-pitch="variable" style:text-underline-style="solid" style:text-underline-width="auto" style:text-underline-color="font-color" style:font-name-asian="Avenir1" style:font-family-asian="Avenir" style:font-family-generic-asian="system" style:font-pitch-asian="variable" style:font-name-complex="Avenir1" style:font-family-complex="Avenir"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Avenir" fo:font-family="Avenir" style:font-family-generic="roman" style:font-pitch="variable" style:text-underline-style="solid" style:text-underline-width="auto" style:text-underline-color="font-color" fo:font-weight="bold" style:font-name-asian="Avenir1" style:font-family-asian="Avenir" style:font-family-generic-asian="system" style:font-pitch-asian="variable" style:font-weight-asian="bold" style:font-name-complex="Avenir1" style:font-family-complex="Avenir" style:font-family-generic-complex="system" style:font-pitch-complex="variable"/>
    </style:style>
    <style:style style:name="ListLabel_20_30" style:display-name="ListLabel 30" style:family="text">
      <style:text-properties fo:color="#445277" style:font-name="Avenir" fo:font-family="Avenir" style:font-family-generic="roman" style:font-pitch="variable" style:text-underline-style="solid" style:text-underline-width="auto" style:text-underline-color="font-color" style:font-name-asian="Avenir1" style:font-family-asian="Avenir" style:font-family-generic-asian="system" style:font-pitch-asian="variable" style:font-name-complex="Avenir1" style:font-family-complex="Avenir" style:font-family-generic-complex="system" style:font-pitch-complex="variable"/>
    </style:style>
    <style:style style:name="ListLabel_20_31" style:display-name="ListLabel 31" style:family="text">
      <style:text-properties fo:color="#3f51b5" fo:font-style="italic" style:font-style-asian="italic" fo:background-color="#ffffff"/>
    </style:style>
    <style:style style:name="ListLabel_20_32" style:display-name="ListLabel 32" style:family="text">
      <style:text-properties fo:color="#3f51b5" fo:font-size="10.5pt" fo:font-weight="bold" style:font-size-asian="10.5pt" style:font-weight-asian="bold" style:font-size-complex="10.5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0.25in" fo:margin-left="0.5in"/>
        </style:list-level-properties>
        <style:text-properties style:font-name="Proxima Nova1"/>
      </text:list-level-style-bullet>
      <text:list-level-style-bullet text:level="2" text:style-name="ListLabel_20_2" style:num-suffix="○" text:bullet-char="○">
        <style:list-level-properties text:list-level-position-and-space-mode="label-alignment" fo:text-align="end">
          <style:list-level-label-alignment text:label-followed-by="listtab" fo:text-indent="-0.25in" fo:margin-left="1in"/>
        </style:list-level-properties>
        <style:text-properties style:font-name="Proxima Nova1"/>
      </text:list-level-style-bullet>
      <text:list-level-style-bullet text:level="3" text:style-name="ListLabel_20_3" style:num-suffix="■" text:bullet-char="■">
        <style:list-level-properties text:list-level-position-and-space-mode="label-alignment" fo:text-align="end">
          <style:list-level-label-alignment text:label-followed-by="listtab" fo:text-indent="-0.25in" fo:margin-left="1.5in"/>
        </style:list-level-properties>
        <style:text-properties style:font-name="Proxima Nova1"/>
      </text:list-level-style-bullet>
      <text:list-level-style-bullet text:level="4" text:style-name="ListLabel_20_4" style:num-suffix="●" text:bullet-char="●">
        <style:list-level-properties text:list-level-position-and-space-mode="label-alignment" fo:text-align="end">
          <style:list-level-label-alignment text:label-followed-by="listtab" fo:text-indent="-0.25in" fo:margin-left="2in"/>
        </style:list-level-properties>
        <style:text-properties style:font-name="Proxima Nova1"/>
      </text:list-level-style-bullet>
      <text:list-level-style-bullet text:level="5" text:style-name="ListLabel_20_5" style:num-suffix="○" text:bullet-char="○">
        <style:list-level-properties text:list-level-position-and-space-mode="label-alignment" fo:text-align="end">
          <style:list-level-label-alignment text:label-followed-by="listtab" fo:text-indent="-0.25in" fo:margin-left="2.5in"/>
        </style:list-level-properties>
        <style:text-properties style:font-name="Proxima Nova1"/>
      </text:list-level-style-bullet>
      <text:list-level-style-bullet text:level="6" text:style-name="ListLabel_20_6" style:num-suffix="■" text:bullet-char="■">
        <style:list-level-properties text:list-level-position-and-space-mode="label-alignment" fo:text-align="end">
          <style:list-level-label-alignment text:label-followed-by="listtab" fo:text-indent="-0.25in" fo:margin-left="3in"/>
        </style:list-level-properties>
        <style:text-properties style:font-name="Proxima Nova1"/>
      </text:list-level-style-bullet>
      <text:list-level-style-bullet text:level="7" text:style-name="ListLabel_20_7" style:num-suffix="●" text:bullet-char="●">
        <style:list-level-properties text:list-level-position-and-space-mode="label-alignment" fo:text-align="end">
          <style:list-level-label-alignment text:label-followed-by="listtab" fo:text-indent="-0.25in" fo:margin-left="3.5in"/>
        </style:list-level-properties>
        <style:text-properties style:font-name="Proxima Nova1"/>
      </text:list-level-style-bullet>
      <text:list-level-style-bullet text:level="8" text:style-name="ListLabel_20_8" style:num-suffix="○" text:bullet-char="○">
        <style:list-level-properties text:list-level-position-and-space-mode="label-alignment" fo:text-align="end">
          <style:list-level-label-alignment text:label-followed-by="listtab" fo:text-indent="-0.25in" fo:margin-left="4in"/>
        </style:list-level-properties>
        <style:text-properties style:font-name="Proxima Nova1"/>
      </text:list-level-style-bullet>
      <text:list-level-style-bullet text:level="9" text:style-name="ListLabel_20_9" style:num-suffix="■" text:bullet-char="■">
        <style:list-level-properties text:list-level-position-and-space-mode="label-alignment" fo:text-align="end">
          <style:list-level-label-alignment text:label-followed-by="listtab" fo:text-indent="-0.25in" fo:margin-left="4.5in"/>
        </style:list-level-properties>
        <style:text-properties style:font-name="Proxima Nov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0" meta:word-count="1731" meta:character-count="10694" meta:non-whitespace-character-count="9017"/>
    <meta:generator>LibreOfficeDev/6.0.5.2$Linux_X86_64 LibreOffice_project/</meta:generator>
  </office:meta>
</office:document-meta>
</file>